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5"/>
    <style:style style:name="ce4" style:family="table-cell" style:parent-style-name="Default" style:data-style-name="N116"/>
    <style:style style:name="ce10" style:family="table-cell" style:parent-style-name="Default" style:data-style-name="N2"/>
    <style:style style:name="ce11" style:family="table-cell" style:parent-style-name="Default" style:data-style-name="N4"/>
    <style:style style:name="ce15" style:family="table-cell" style:parent-style-name="Default" style:data-style-name="N135"/>
    <style:style style:name="ce16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ubject</text:p>
          </table:table-cell>
          <table:table-cell table:number-columns-repeated="2" office:value-type="string" calcext:value-type="string">
            <text:p>Pref</text:p>
          </table:table-cell>
          <table:table-cell office:value-type="string" calcext:value-type="string">
            <text:p>Sex</text:p>
          </table:table-cell>
          <table:table-cell table:number-columns-repeated="2"/>
          <table:table-cell office:value-type="string" calcext:value-type="string">
            <text:p>esperad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f</text:p>
          </table:table-cell>
          <table:table-cell table:number-columns-repeated="2"/>
          <table:table-cell table:style-name="ce8" table:formula="of:=LEGACY.CHITEST([.F3:.F5];[.G3:.G5])" office:value-type="float" office:value="0.00129402210546585" calcext:value-type="float">
            <text:p>0,00129</text:p>
          </table:table-cell>
          <table:table-cell office:value-type="string" calcext:value-type="string">
            <text:p>pref</text:p>
          </table:table-cell>
          <table:table-cell/>
          <table:table-cell table:style-name="ce10" table:formula="of:=LEGACY.CHITEST([.F3:.F5];[.K3:.K5])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2" table:formula="of:=COUNTIF([.$B$2:.$B$61];[.E3])" office:value-type="float" office:value="8" calcext:value-type="float">
            <text:p>8</text:p>
          </table:table-cell>
          <table:table-cell table:formula="of:=1/3*60" office:value-type="float" office:value="20" calcext:value-type="float">
            <text:p>20</text:p>
          </table:table-cell>
          <table:table-cell table:formula="of:=([.G3]-[.F3])^2/[.G3]" office:value-type="float" office:value="7.2" calcext:value-type="float">
            <text:p>7,2</text:p>
          </table:table-cell>
          <table:table-cell office:value-type="string" calcext:value-type="string">
            <text:p>A</text:p>
          </table:table-cell>
          <table:table-cell table:style-name="ce4" table:formula="of:=[.$F3]/[.$F$6]" office:value-type="float" office:value="0.133333333333333" calcext:value-type="float">
            <text:p>0,1333</text:p>
          </table:table-cell>
          <table:table-cell table:style-name="ce11" table:formula="of:=1/3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style-name="ce2" table:formula="of:=COUNTIF([.$B$2:.$B$61];[.E4])" office:value-type="float" office:value="21" calcext:value-type="float">
            <text:p>21</text:p>
          </table:table-cell>
          <table:table-cell table:formula="of:=1/3*60" office:value-type="float" office:value="20" calcext:value-type="float">
            <text:p>20</text:p>
          </table:table-cell>
          <table:table-cell table:formula="of:=([.G4]-[.F4])^2/[.G4]" office:value-type="float" office:value="0.05" calcext:value-type="float">
            <text:p>0,05</text:p>
          </table:table-cell>
          <table:table-cell office:value-type="string" calcext:value-type="string">
            <text:p>B</text:p>
          </table:table-cell>
          <table:table-cell table:style-name="ce4" table:formula="of:=[.$F4]/[.$F$6]" office:value-type="float" office:value="0.35" calcext:value-type="float">
            <text:p>0,3500</text:p>
          </table:table-cell>
          <table:table-cell table:style-name="ce11" table:formula="of:=1/3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style-name="ce2" table:formula="of:=COUNTIF([.$B$2:.$B$61];[.E5])" office:value-type="float" office:value="31" calcext:value-type="float">
            <text:p>31</text:p>
          </table:table-cell>
          <table:table-cell table:formula="of:=1/3*60" office:value-type="float" office:value="20" calcext:value-type="float">
            <text:p>20</text:p>
          </table:table-cell>
          <table:table-cell table:formula="of:=([.G5]-[.F5])^2/[.G5]" office:value-type="float" office:value="6.05" calcext:value-type="float">
            <text:p>6,05</text:p>
          </table:table-cell>
          <table:table-cell office:value-type="string" calcext:value-type="string">
            <text:p>C</text:p>
          </table:table-cell>
          <table:table-cell table:style-name="ce4" table:formula="of:=[.$F5]/[.$F$6]" office:value-type="float" office:value="0.516666666666667" calcext:value-type="float">
            <text:p>0,5167</text:p>
          </table:table-cell>
          <table:table-cell table:style-name="ce11" table:formula="of:=1/3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total</text:p>
          </table:table-cell>
          <table:table-cell table:style-name="ce3" table:formula="of:=SUM([.F2:.F5])" office:value-type="float" office:value="60" calcext:value-type="float">
            <text:p>60</text:p>
          </table:table-cell>
          <table:table-cell table:formula="of:=SUM([.G3:.G5])" office:value-type="float" office:value="60" calcext:value-type="float">
            <text:p>60</text:p>
          </table:table-cell>
          <table:table-cell table:formula="of:=SUM([.H3:.H5])" office:value-type="float" office:value="13.3" calcext:value-type="float">
            <text:p>13,3</text:p>
          </table:table-cell>
          <table:table-cell table:style-name="ce1" office:value-type="string" calcext:value-type="string">
            <text:p>total</text:p>
          </table:table-cell>
          <table:table-cell table:style-name="ce3" table:formula="of:=SUM([.J2:.J5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sperado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ref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SUM([.F10:.G10])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table:style-name="ce4" table:formula="of:=[.$H10]*[.F$13]/[.$H$13]" office:value-type="float" office:value="3.86666666666667" calcext:value-type="float">
            <text:p>3,8667</text:p>
          </table:table-cell>
          <table:table-cell table:style-name="ce4" table:formula="of:=[.$H10]*[.G$13]/[.$H$13]" office:value-type="float" office:value="4.13333333333333" calcext:value-type="float">
            <text:p>4,1333</text:p>
          </table:table-cell>
          <table:table-cell table:style-name="ce3" table:formula="of:=SUM([.K10:.L10]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SUM([.F11:.G11])" office:value-type="float" office:value="21" calcext:value-type="float">
            <text:p>21</text:p>
          </table:table-cell>
          <table:table-cell/>
          <table:table-cell office:value-type="string" calcext:value-type="string">
            <text:p>B</text:p>
          </table:table-cell>
          <table:table-cell table:style-name="ce4" table:formula="of:=[.$H11]*[.F$13]/[.$H$13]" office:value-type="float" office:value="10.15" calcext:value-type="float">
            <text:p>10,1500</text:p>
          </table:table-cell>
          <table:table-cell table:style-name="ce4" table:formula="of:=[.$H11]*[.G$13]/[.$H$13]" office:value-type="float" office:value="10.85" calcext:value-type="float">
            <text:p>10,8500</text:p>
          </table:table-cell>
          <table:table-cell table:style-name="ce3" table:formula="of:=SUM([.K11:.L11])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SUM([.F12:.G12])"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style-name="ce4" table:formula="of:=[.$H12]*[.F$13]/[.$H$13]" office:value-type="float" office:value="14.9833333333333" calcext:value-type="float">
            <text:p>14,9833</text:p>
          </table:table-cell>
          <table:table-cell table:style-name="ce4" table:formula="of:=[.$H12]*[.G$13]/[.$H$13]" office:value-type="float" office:value="16.0166666666667" calcext:value-type="float">
            <text:p>16,0167</text:p>
          </table:table-cell>
          <table:table-cell table:style-name="ce3" table:formula="of:=SUM([.K12:.L12])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total</text:p>
          </table:table-cell>
          <table:table-cell table:style-name="ce3" table:formula="of:=SUM([.F10:.F12])" office:value-type="float" office:value="29" calcext:value-type="float">
            <text:p>29</text:p>
          </table:table-cell>
          <table:table-cell table:style-name="ce3" table:formula="of:=SUM([.G10:.G12])" office:value-type="float" office:value="31" calcext:value-type="float">
            <text:p>31</text:p>
          </table:table-cell>
          <table:table-cell table:style-name="ce3" table:formula="of:=SUM([.H10:.H12])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3" table:formula="of:=SUM([.K10:.K12])" office:value-type="float" office:value="29" calcext:value-type="float">
            <text:p>29</text:p>
          </table:table-cell>
          <table:table-cell table:style-name="ce3" table:formula="of:=SUM([.L10:.L12])" office:value-type="float" office:value="31" calcext:value-type="float">
            <text:p>31</text:p>
          </table:table-cell>
          <table:table-cell table:style-name="ce3" table:formula="of:=SUM([.K13:.L13])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formula="of:=(([.F10]-[.K10])^2)/[.K10]" office:value-type="float" office:value="0.194252873563218" calcext:value-type="float">
            <text:p>0,194252873563218</text:p>
          </table:table-cell>
          <table:table-cell table:formula="of:=(([.G10]-[.L10])^2)/[.L10]" office:value-type="float" office:value="0.181720430107527" calcext:value-type="float">
            <text:p>0,181720430107527</text:p>
          </table:table-cell>
          <table:table-cell table:number-columns-repeated="4"/>
          <table:table-cell table:formula="of:=[.F10]*LN([.F10]/[.K10])" office:value-type="float" office:value="-0.761341562328299" calcext:value-type="float">
            <text:p>-0,761341562328299</text:p>
          </table:table-cell>
          <table:table-cell table:formula="of:=[.G10]*LN([.G10]/[.L10])" office:value-type="float" office:value="0.951768642456094" calcext:value-type="float">
            <text:p>0,95176864245609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formula="of:=(([.F11]-[.K11])^2)/[.K11]" office:value-type="float" office:value="2.31748768472906" calcext:value-type="float">
            <text:p>2,31748768472906</text:p>
          </table:table-cell>
          <table:table-cell table:formula="of:=(([.G11]-[.L11])^2)/[.L11]" office:value-type="float" office:value="2.16797235023041" calcext:value-type="float">
            <text:p>2,16797235023041</text:p>
          </table:table-cell>
          <table:table-cell table:number-columns-repeated="4"/>
          <table:table-cell table:formula="of:=[.F11]*LN([.F11]/[.K11])" office:value-type="float" office:value="5.85864743421621" calcext:value-type="float">
            <text:p>5,85864743421621</text:p>
          </table:table-cell>
          <table:table-cell table:formula="of:=[.G11]*LN([.G11]/[.L11])" office:value-type="float" office:value="-3.55443366455048" calcext:value-type="float">
            <text:p>-3,55443366455048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formula="of:=(([.F12]-[.K12])^2)/[.K12]" office:value-type="float" office:value="1.05897293288839" calcext:value-type="float">
            <text:p>1,05897293288839</text:p>
          </table:table-cell>
          <table:table-cell table:formula="of:=(([.G12]-[.L12])^2)/[.L12]" office:value-type="float" office:value="0.990652098508499" calcext:value-type="float">
            <text:p>0,990652098508499</text:p>
          </table:table-cell>
          <table:table-cell table:number-columns-repeated="4"/>
          <table:table-cell table:formula="of:=[.F12]*LN([.F12]/[.K12])" office:value-type="float" office:value="-3.39947519396264" calcext:value-type="float">
            <text:p>-3,39947519396264</text:p>
          </table:table-cell>
          <table:table-cell table:formula="of:=[.G12]*LN([.G12]/[.L12])" office:value-type="float" office:value="4.44204853611599" calcext:value-type="float">
            <text:p>4,44204853611599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hi-quadrado</text:p>
          </table:table-cell>
          <table:table-cell table:formula="of:=SUM([.E17:.F19])" office:value-type="float" office:value="6.91105837002712" calcext:value-type="float">
            <text:p>6,9110583700271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table:formula="of:=LEGACY.CHIINV(0.95;[.G22])" office:value-type="float" office:value="0.102586588775101" calcext:value-type="float">
            <text:p>0,102586588775101</text:p>
          </table:table-cell>
          <table:table-cell table:number-columns-repeated="3"/>
          <table:table-cell table:formula="of:=2*SUM([.K17:.L19])" office:value-type="float" office:value="7.07442838389373" calcext:value-type="float">
            <text:p>7,07442838389373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COM.MICROSOFT.CHISQ.TEST([.F10:.G12];[.K10:.L12])" office:value-type="float" office:value="0.0315705932500303" calcext:value-type="float">
            <text:p>0,03157059325003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10"/>
          <table:table-cell office:value-type="string" calcext:value-type="string">
            <text:p>pr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SUM([.F30:.G30])" office:value-type="float" office:value="8" calcext:value-type="float">
            <text:p>8</text:p>
          </table:table-cell>
          <table:table-cell office:value-type="string" calcext:value-type="string">
            <text:p>C m A</text:p>
          </table:table-cell>
          <table:table-cell table:formula="of:=COMBIN([.H30];[.F30])" office:value-type="float" office:value="56" calcext:value-type="float">
            <text:p>56</text:p>
          </table:table-cell>
          <table:table-cell table:formula="of:=COMBIN([.G33];[.G30])" office:value-type="float" office:value="169911" calcext:value-type="float">
            <text:p>169911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 m A</text:p>
          </table:table-cell>
          <table:table-cell table:formula="of:=COMBIN([.U30];[.S30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SUM([.F31:.G31])" office:value-type="float" office:value="21" calcext:value-type="float">
            <text:p>21</text:p>
          </table:table-cell>
          <table:table-cell office:value-type="string" calcext:value-type="string">
            <text:p>C m B</text:p>
          </table:table-cell>
          <table:table-cell table:formula="of:=COMBIN([.H31];[.F31])" office:value-type="float" office:value="54264" calcext:value-type="float">
            <text:p>54264</text:p>
          </table:table-cell>
          <table:table-cell table:formula="of:=COMBIN([.G33];[.G31])" office:value-type="float" office:value="736281" calcext:value-type="float">
            <text:p>736281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C m B</text:p>
          </table:table-cell>
          <table:table-cell table:formula="of:=COMBIN([.U31];[.S31])" office:value-type="float" office:value="54264" calcext:value-type="float">
            <text:p>542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SUM([.F32:.G32])" office:value-type="float" office:value="31" calcext:value-type="float">
            <text:p>31</text:p>
          </table:table-cell>
          <table:table-cell office:value-type="string" calcext:value-type="string">
            <text:p>C m C</text:p>
          </table:table-cell>
          <table:table-cell table:formula="of:=COMBIN([.H32];[.F32])" office:value-type="float" office:value="84672315" calcext:value-type="float">
            <text:p>84672315</text:p>
          </table:table-cell>
          <table:table-cell table:formula="of:=COMBIN([.G33];[.G32])" office:value-type="float" office:value="84672315.0000001" calcext:value-type="float">
            <text:p>84672315,0000001</text:p>
          </table:table-cell>
          <table:table-cell/>
          <table:table-cell office:value-type="string" calcext:value-type="string">
            <text:p>P</text:p>
          </table:table-cell>
          <table:table-cell table:formula="of:=[.J30]*[.J32]*[.J31]/[.J33]" office:value-type="float" office:value="0.00224815890282395" calcext:value-type="float">
            <text:p>0,002248158902824</text:p>
          </table:table-cell>
          <table:table-cell table:formula="of:=[.K30]*[.K32]*[.K31]/[.K33]" office:value-type="float" office:value="92.5533755762647" calcext:value-type="float">
            <text:p>92,5533755762647</text:p>
          </table:table-cell>
          <table:table-cell table:number-columns-repeated="3"/>
          <table:table-cell table:style-name="ce2" table:number-columns-repeated="2"/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C m C</text:p>
          </table:table-cell>
          <table:table-cell table:formula="of:=COMBIN([.U32];[.S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total</text:p>
          </table:table-cell>
          <table:table-cell table:style-name="ce3" table:formula="of:=SUM([.F30:.F32])" office:value-type="float" office:value="29" calcext:value-type="float">
            <text:p>29</text:p>
          </table:table-cell>
          <table:table-cell table:style-name="ce3" table:formula="of:=SUM([.G30:.G32])" office:value-type="float" office:value="31" calcext:value-type="float">
            <text:p>31</text:p>
          </table:table-cell>
          <table:table-cell table:style-name="ce3" table:formula="of:=SUM([.H30:.H32])" office:value-type="float" office:value="60" calcext:value-type="float">
            <text:p>60</text:p>
          </table:table-cell>
          <table:table-cell office:value-type="string" calcext:value-type="string">
            <text:p>C a,b,c M</text:p>
          </table:table-cell>
          <table:table-cell table:formula="of:=COMBIN([.H33];[.F33])" office:value-type="float" office:value="1.14449595062769E+017" calcext:value-type="float">
            <text:p>1,14449595062769E+017</text:p>
          </table:table-cell>
          <table:table-cell table:formula="of:=COMBIN([.H33];[.G33])" office:value-type="float" office:value="1.14449595062769E+017" calcext:value-type="float">
            <text:p>1,14449595062769E+017</text:p>
          </table:table-cell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3" table:formula="of:=SUM([.S30:.S31])" office:value-type="float" office:value="18" calcext:value-type="float">
            <text:p>18</text:p>
          </table:table-cell>
          <table:table-cell table:style-name="ce3" table:formula="of:=SUM([.T30:.T31])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C a,b,c M</text:p>
          </table:table-cell>
          <table:table-cell table:formula="of:=COMBIN([.U33];[.S33])" office:value-type="float" office:value="925029565741050" calcext:value-type="float">
            <text:p>9250295657410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formula="of:=PRODUCT([.J30:.J32])/[.J33]" office:value-type="float" office:value="0.00224815890282395" calcext:value-type="float">
            <text:p>0,002248158902824</text:p>
          </table:table-cell>
          <table:table-cell table:number-columns-repeated="12"/>
          <table:table-cell table:formula="of:=PRODUCT([.W30:.W32])/[.W33]" office:value-type="float" office:value="0.00000000328506689141941" calcext:value-type="float">
            <text:p>3,28506689141941E-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 m, f A</text:p>
          </table:table-cell>
          <table:table-cell table:formula="of:=COMBIN([.H33];[.H30])" office:value-type="float" office:value="2558620845" calcext:value-type="float">
            <text:p>2558620845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 m, f B</text:p>
          </table:table-cell>
          <table:table-cell table:formula="of:=COMBIN([.H33];[.H31])" office:value-type="float" office:value="7984465725343801" calcext:value-type="float">
            <text:p>798446572534380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m, f C</text:p>
          </table:table-cell>
          <table:table-cell table:formula="of:=COMBIN([.H33];[.H32])" office:value-type="float" office:value="1.14449595062769E+017" calcext:value-type="float">
            <text:p>1,14449595062769E+017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/>
          <table:table-cell table:formula="of:=[.F45]/[.F46]" office:value-type="float" office:value="0.6" calcext:value-type="float">
            <text:p>0,6</text:p>
          </table:table-cell>
          <table:table-cell table:formula="of:=[.G45]/[.G46]" office:value-type="float" office:value="2.5" calcext:value-type="float">
            <text:p>2,5</text:p>
          </table:table-cell>
          <table:table-cell table:formula="of:=[.H45]/[.H46]" office:value-type="float" office:value="0.55" calcext:value-type="float">
            <text:p>0,55</text:p>
          </table:table-cell>
          <table:table-cell table:formula="of:=SUM([.F49:.H49])" office:value-type="float" office:value="3.65" calcext:value-type="float">
            <text:p>3,65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/>
          <table:table-cell table:formula="of:=[.F46]/[.F45]" office:value-type="float" office:value="1.66666666666667" calcext:value-type="float">
            <text:p>1,66666666666667</text:p>
          </table:table-cell>
          <table:table-cell table:formula="of:=[.G46]/[.G45]" office:value-type="float" office:value="0.4" calcext:value-type="float">
            <text:p>0,4</text:p>
          </table:table-cell>
          <table:table-cell table:formula="of:=[.H46]/[.H45]" office:value-type="float" office:value="1.81818181818182" calcext:value-type="float">
            <text:p>1,81818181818182</text:p>
          </table:table-cell>
          <table:table-cell table:formula="of:=SUM([.F50:.H50])" office:value-type="float" office:value="3.88484848484848" calcext:value-type="float">
            <text:p>3,88484848484848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/>
          <table:table-cell table:formula="of:=SUM([.F49:.F50])" office:value-type="float" office:value="2.26666666666667" calcext:value-type="float">
            <text:p>2,26666666666667</text:p>
          </table:table-cell>
          <table:table-cell table:formula="of:=SUM([.G49:.G50])" office:value-type="float" office:value="2.9" calcext:value-type="float">
            <text:p>2,9</text:p>
          </table:table-cell>
          <table:table-cell table:formula="of:=SUM([.H49:.H50])" office:value-type="float" office:value="2.36818181818182" calcext:value-type="float">
            <text:p>2,36818181818182</text:p>
          </table:table-cell>
          <table:table-cell table:formula="of:=SUM([.F51:.H51])" office:value-type="float" office:value="7.53484848484848" calcext:value-type="float">
            <text:p>7,53484848484848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</table:table>
      <table:table table:name="Planilha2" table:style-name="ta1"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formula="of:=[.A1]-1" office:value-type="float" office:value="7" calcext:value-type="float">
            <text:p>7</text:p>
          </table:table-cell>
          <table:table-cell table:formula="of:=[.B1]-1" office:value-type="float" office:value="6" calcext:value-type="float">
            <text:p>6</text:p>
          </table:table-cell>
          <table:table-cell table:formula="of:=[.C1]-1" office:value-type="float" office:value="5" calcext:value-type="float">
            <text:p>5</text:p>
          </table:table-cell>
          <table:table-cell table:formula="of:=[.D1]-1" office:value-type="float" office:value="4" calcext:value-type="float">
            <text:p>4</text:p>
          </table:table-cell>
          <table:table-cell table:formula="of:=[.E1]-1" office:value-type="float" office:value="3" calcext:value-type="float">
            <text:p>3</text:p>
          </table:table-cell>
          <table:table-cell table:formula="of:=[.F1]-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]-1" office:value-type="float" office:value="39" calcext:value-type="float">
            <text:p>39</text:p>
          </table:table-cell>
          <table:table-cell table:formula="of:=[.B2]-1" office:value-type="float" office:value="38" calcext:value-type="float">
            <text:p>38</text:p>
          </table:table-cell>
          <table:table-cell table:formula="of:=[.C2]-1" office:value-type="float" office:value="37" calcext:value-type="float">
            <text:p>37</text:p>
          </table:table-cell>
          <table:table-cell table:formula="of:=[.D2]-1" office:value-type="float" office:value="36" calcext:value-type="float">
            <text:p>36</text:p>
          </table:table-cell>
          <table:table-cell table:formula="of:=[.E2]-1" office:value-type="float" office:value="35" calcext:value-type="float">
            <text:p>35</text:p>
          </table:table-cell>
          <table:table-cell table:formula="of:=[.F2]-1" office:value-type="float" office:value="34" calcext:value-type="float">
            <text:p>34</text:p>
          </table:table-cell>
          <table:table-cell table:formula="of:=[.G2]-1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[.A1]/[.A2]" office:value-type="float" office:value="0.2" calcext:value-type="float">
            <text:p>0,2</text:p>
          </table:table-cell>
          <table:table-cell table:formula="of:=[.B1]/[.B2]" office:value-type="float" office:value="0.179487179487179" calcext:value-type="float">
            <text:p>0,179487179487179</text:p>
          </table:table-cell>
          <table:table-cell table:formula="of:=[.C1]/[.C2]" office:value-type="float" office:value="0.157894736842105" calcext:value-type="float">
            <text:p>0,157894736842105</text:p>
          </table:table-cell>
          <table:table-cell table:formula="of:=[.D1]/[.D2]" office:value-type="float" office:value="0.135135135135135" calcext:value-type="float">
            <text:p>0,135135135135135</text:p>
          </table:table-cell>
          <table:table-cell table:formula="of:=[.E1]/[.E2]" office:value-type="float" office:value="0.111111111111111" calcext:value-type="float">
            <text:p>0,111111111111111</text:p>
          </table:table-cell>
          <table:table-cell table:formula="of:=[.F1]/[.F2]" office:value-type="float" office:value="0.0857142857142857" calcext:value-type="float">
            <text:p>0,085714285714286</text:p>
          </table:table-cell>
          <table:table-cell table:formula="of:=[.G1]/[.G2]" office:value-type="float" office:value="0.0588235294117647" calcext:value-type="float">
            <text:p>0,058823529411765</text:p>
          </table:table-cell>
          <table:table-cell table:formula="of:=[.H1]/[.H2]" office:value-type="float" office:value="0.151515151515152" calcext:value-type="float">
            <text:p>0,151515151515152</text:p>
          </table:table-cell>
          <table:table-cell table:style-name="ce15" table:formula="of:=PRODUCT([.A4:.H4])" office:value-type="float" office:value="0.0000000650155448917059" calcext:value-type="float">
            <text:p>6,5E-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16" table:formula="of:=8*[.I4]" office:value-type="float" office:value="0.000000520124359133647" calcext:value-type="float">
            <text:p>5,201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2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3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4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5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6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7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8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2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34:19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22T14:37:17.767000000</dc:date>
    <meta:editing-duration>PT2H18M7S</meta:editing-duration>
    <meta:editing-cycles>5</meta:editing-cycles>
    <meta:document-statistic meta:table-count="2" meta:cell-count="455" meta:object-count="0"/>
  </office:meta>
</office:document-meta>
</file>